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</office:automatic-styles>
  <office:body>
    <office:text text:use-soft-page-breaks="true">
      <text:p text:style-name="P1">Examen Cloud</text:p>
      <text:p text:style-name="Normal">Antonio Navajas Ortega.</text:p>
      <text:p text:style-name="P2">URI mongo : mongodb+srv://antonio:parcial2@cluster0.fobgn9e.mongodb.net/</text:p>
      <text:p text:style-name="Normal">URL vercel cliente :<text:s/><text:a xlink:href="https://cliente-examen.vercel.app/" office:target-frame-name="_top" xlink:show="replace"><text:span text:style-name="Hipervínculo">https://cliente-examen.vercel.app/</text:span></text:a></text:p>
      <text:p text:style-name="Normal">URL vercel servidor :<text:s/><text:a xlink:href="https://server-examen.vercel.app/" office:target-frame-name="_top" xlink:show="replace"><text:span text:style-name="Hipervínculo">https://server-examen.ver</text:span><text:bookmark-start text:name="_Hlt153543393"/><text:bookmark-start text:name="_Hlt153543394"/><text:span text:style-name="Hipervínculo">c</text:span><text:bookmark-end text:name="_Hlt153543393"/><text:bookmark-end text:name="_Hlt153543394"/><text:span text:style-name="Hipervínculo">el.app/</text:span></text:a></text:p>
      <text:p text:style-name="Normal"/>
      <text:p text:style-name="Normal"/>
      <text:p text:style-name="Normal">Tecnologías usadas :<text:s/></text:p>
      <text:p text:style-name="Normal">Uso Node JS, en lenguaje es javascript, y hago uso de librerías disponibles en javascript como Express, etc …<text:s/></text:p>
      <text:p text:style-name="Normal">Puerto de despliegue server: 5000<text:s/></text:p>
      <text:p text:style-name="Normal">Puerto de despliegue cliente: 3000</text:p>
      <text:p text:style-name="Normal">Tener Node.js instalado y el gestor de paquetes npm, este se instala junto a node.<text:s/></text:p>
      <text:p text:style-name="Normal">https://nodejs.org/en/download<text:s/></text:p>
      <text:p text:style-name="Normal">Dentro de la carpeta del proyecto hacer npm install para que se instalen las dependencias, tanto en frontend como en backend</text:p>
      <text:p text:style-name="Normal">Para ejecutar el servidor ejecutar el archivo server-windows.exe. <text:s/>(Para el server).</text:p>
      <text:p text:style-name="Normal">Para el cliente, dentro de la carpeta frontend: npm start .</text:p>
      <text:p text:style-name="Normal"/>
      <text:p text:style-name="Normal">En la búsqueda por código postal prueba con 10001 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Navajas Ortega</meta:initial-creator>
    <dc:creator>Antonio Navajas Ortega</dc:creator>
    <meta:creation-date>2023-12-15T02:55:00Z</meta:creation-date>
    <dc:date>2023-12-15T18:52:00Z</dc:date>
    <meta:print-date>2023-12-15T18:45:00Z</meta:print-date>
    <meta:template xlink:href="Normal.dotm" xlink:type="simple"/>
    <meta:editing-cycles>3</meta:editing-cycles>
    <meta:editing-duration>PT18780S</meta:editing-duration>
    <meta:document-statistic meta:page-count="1" meta:paragraph-count="1" meta:word-count="149" meta:character-count="970" meta:row-count="6" meta:non-whitespace-character-count="822"/>
  </office:meta>
</office:document-meta>
</file>